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alComplexType.LocalComplex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LocalComplexType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ComplexType.LocalComplexType( TranscriptionConfiguration configuration , ElementDescriptor elementDescriptor , Schema schem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ComplexType.equals(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ocalComplexType.equalContents( Collection one , Collection two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LocalComplexType.isEqual( String one , String tw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ocalComplexType.to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